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789cm"/>
    </style:style>
    <style:style style:name="Table2.B" style:family="table-column">
      <style:table-column-properties style:column-width="12.224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fa51" officeooo:paragraph-rsid="0009fa51"/>
    </style:style>
    <style:style style:name="P2" style:family="paragraph" style:parent-style-name="Standard">
      <style:text-properties officeooo:rsid="000acb15" officeooo:paragraph-rsid="000acb15"/>
    </style:style>
    <style:style style:name="P3" style:family="paragraph" style:parent-style-name="Standard">
      <style:text-properties officeooo:rsid="000b6667" officeooo:paragraph-rsid="000acb15"/>
    </style:style>
    <style:style style:name="P4" style:family="paragraph" style:parent-style-name="Standard">
      <style:text-properties officeooo:rsid="000b6667" officeooo:paragraph-rsid="000b6667"/>
    </style:style>
    <style:style style:name="P5" style:family="paragraph" style:parent-style-name="Standard">
      <style:text-properties officeooo:rsid="000d2357" officeooo:paragraph-rsid="000d2357"/>
    </style:style>
    <style:style style:name="P6" style:family="paragraph" style:parent-style-name="Standard">
      <style:text-properties officeooo:rsid="0010acff" officeooo:paragraph-rsid="0010acff"/>
    </style:style>
    <style:style style:name="P7" style:family="paragraph" style:parent-style-name="Standard">
      <style:text-properties officeooo:rsid="0011b7f9" officeooo:paragraph-rsid="0011b7f9"/>
    </style:style>
    <style:style style:name="P8" style:family="paragraph" style:parent-style-name="Table_20_Contents">
      <style:text-properties officeooo:rsid="000f5b87" officeooo:paragraph-rsid="000f5b87"/>
    </style:style>
    <style:style style:name="P9" style:family="paragraph" style:parent-style-name="Table_20_Contents">
      <style:paragraph-properties fo:text-align="center" style:justify-single-word="false"/>
      <style:text-properties officeooo:rsid="000f5b87" officeooo:paragraph-rsid="000f5b87"/>
    </style:style>
    <style:style style:name="P10" style:family="paragraph" style:parent-style-name="Table_20_Contents">
      <style:text-properties fo:font-weight="bold" officeooo:rsid="000f5b87" officeooo:paragraph-rsid="000f5b87" style:font-weight-asian="bold" style:font-weight-complex="bold"/>
    </style:style>
    <style:style style:name="P11" style:family="paragraph" style:parent-style-name="Table_20_Contents">
      <style:text-properties officeooo:rsid="00126890" officeooo:paragraph-rsid="00126890"/>
    </style:style>
    <style:style style:name="P12" style:family="paragraph">
      <style:paragraph-properties fo:text-align="center"/>
    </style:style>
    <style:style style:name="T1" style:family="text">
      <style:text-properties officeooo:rsid="000b6667"/>
    </style:style>
    <style:style style:name="T2" style:family="text">
      <style:text-properties officeooo:rsid="0011de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draw:auto-grow-height="false" fo:min-height="2.725cm" fo:min-width="2.7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eneManager manages Scene objects</text:p>
      <text:p text:style-name="P1"/>
      <text:p text:style-name="P1">GameWindow has a single SceneManager</text:p>
      <text:p text:style-name="P1"/>
      <text:p text:style-name="P1">GameWindow starts the game, by getting the current screen from SceneManager, and using the methods of the retrieved Scene object to handle individual events, and drawing on the screen surface.</text:p>
      <text:p text:style-name="P6">Note: Giving the whole event queue (pygame.event.get()) shouldn’t be done to a Scene’s handle_event method, since the GameWindow still needs to handle exits/quits properly.</text:p>
      <text:p text:style-name="P1"/>
      <text:p text:style-name="P2">The GameWindow will constantly run the current Scene, until it tells not to do so. <text:span text:style-name="T1">To do this, the GameWindow will run the current Screen as if it was a generator that runs indefinitely and yeilds constants as signals. This will then require and enumerator object:</text:span>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9">Signal (Enumerator)</text:p>
          </table:table-cell>
          <table:covered-table-cell/>
        </table:table-row>
        <table:table-row>
          <table:table-cell table:style-name="Table2.A2" office:value-type="string">
            <text:p text:style-name="P10">Constant</text:p>
          </table:table-cell>
          <table:table-cell table:style-name="Table2.B2" office:value-type="string">
            <text:p text:style-name="P10">Definition</text:p>
          </table:table-cell>
        </table:table-row>
        <table:table-row>
          <table:table-cell table:style-name="Table2.A2" office:value-type="string">
            <text:p text:style-name="P8">CONTINUE</text:p>
          </table:table-cell>
          <table:table-cell table:style-name="Table2.B2" office:value-type="string">
            <text:p text:style-name="P8">Keep running the current scene</text:p>
          </table:table-cell>
        </table:table-row>
        <table:table-row>
          <table:table-cell table:style-name="Table2.A2" office:value-type="string">
            <text:p text:style-name="P11">STOP</text:p>
          </table:table-cell>
          <table:table-cell table:style-name="Table2.B2" office:value-type="string">
            <text:p text:style-name="P11">Stop the current scene</text:p>
          </table:table-cell>
        </table:table-row>
        <table:table-row>
          <table:table-cell table:style-name="Table2.A2" office:value-type="string">
            <text:p text:style-name="P8">MAIN_MENU</text:p>
          </table:table-cell>
          <table:table-cell table:style-name="Table2.B2" office:value-type="string">
            <text:p text:style-name="P8">Go to MainMenuScene</text:p>
          </table:table-cell>
        </table:table-row>
        <table:table-row>
          <table:table-cell table:style-name="Table2.A2" office:value-type="string">
            <text:p text:style-name="P8">START_GAME</text:p>
          </table:table-cell>
          <table:table-cell table:style-name="Table2.B2" office:value-type="string">
            <text:p text:style-name="P8">Go to PlayScene</text:p>
          </table:table-cell>
        </table:table-row>
        <table:table-row>
          <table:table-cell table:style-name="Table2.A2" office:value-type="string">
            <text:p text:style-name="P8">PAUSE</text:p>
          </table:table-cell>
          <table:table-cell table:style-name="Table2.B2" office:value-type="string">
            <text:p text:style-name="P8">Go to PauseMenuScene</text:p>
          </table:table-cell>
        </table:table-row>
        <table:table-row>
          <table:table-cell table:style-name="Table2.A2" office:value-type="string">
            <text:p text:style-name="P8">QUIT</text:p>
          </table:table-cell>
          <table:table-cell table:style-name="Table2.B2" office:value-type="string">
            <text:p text:style-name="P8">Go to QuitPromptScene</text:p>
          </table:table-cell>
        </table:table-row>
      </table:table>
      <text:p text:style-name="P4"/>
      <text:p text:style-name="P5"/>
      <text:p text:style-name="P5"><draw:custom-shape text:anchor-type="paragraph" draw:z-index="0" draw:name="Shape1" draw:style-name="gr1" draw:text-style-name="P12" svg:width="2.726cm" svg:height="2.726cm" svg:x="13.342cm" svg:y="0.439cm"><text:p/><draw:enhanced-geometry draw:glue-point-type="segments" draw:type="mso-spt100" draw:modifiers="-90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text:p>
      <text:p text:style-name="P7">GameWindow object:</text:p>
      <text:p text:style-name="P7">currentScene = screendude.current</text:p>
      <text:p text:style-name="P7">for signal in screendude.current.status:</text:p>
      <text:p text:style-name="P7"><text:s text:c="2"/>if signal == CONTINUE:</text:p>
      <text:p text:style-name="P7"><text:s text:c="4"/>for event in pygame.event.get():</text:p>
      <text:p text:style-name="P7"><text:s text:c="6"/>if event is not quit:</text:p>
      <text:p text:style-name="P7"><text:s text:c="8"/>currentScene.handle_event(event)</text:p>
      <text:p text:style-name="P7"><text:s text:c="4"/>currentScene.draw_scene(screen)</text:p>
      <text:p text:style-name="P7"><text:s text:c="2"/>if signal == MAIN_MENU:</text:p>
      <text:p text:style-name="P7"><text:s text:c="4"/><text:span text:style-name="T2">currentScene = </text:span>screendude.change_scene(“mainMenuScene”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8:18:56.258033829</meta:creation-date>
    <meta:generator>LibreOffice/5.1.6.2$Linux_X86_64 LibreOffice_project/10m0$Build-2</meta:generator>
    <dc:date>2017-10-15T23:29:58.602315296</dc:date>
    <meta:editing-duration>PT3H40M47S</meta:editing-duration>
    <meta:editing-cycles>13</meta:editing-cycles>
    <meta:document-statistic meta:table-count="1" meta:image-count="0" meta:object-count="0" meta:page-count="1" meta:paragraph-count="30" meta:word-count="171" meta:character-count="1239" meta:non-whitespace-character-count="1068"/>
  </office:meta>
</office:document-meta>
</file>